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HES</text:p>
          </table:table-cell>
          <table:table-cell office:value-type="string" calcext:value-type="string">
            <text:p>CSES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ES</text:p>
          </table:table-cell>
          <table:table-cell office:value-type="string" calcext:value-type="string">
            <text:p>MARPOR</text:p>
          </table:table-cell>
          <table:table-cell office:value-type="string" calcext:value-type="string">
            <text:p>WVS</text:p>
          </table:table-cell>
        </table:table-row>
        <table:table-row table:style-name="ro1">
          <table:table-cell office:value-type="string" calcext:value-type="string">
            <text:p>ap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y_system_disp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y_system_compactn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y-system_extrem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rization_ind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nce_weighte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dt Leininger</meta:initial-creator>
    <meta:creation-date>2023-09-09T19:02:34.429088761</meta:creation-date>
    <dc:date>2023-09-09T21:53:39.947038401</dc:date>
    <dc:creator>Arndt Leininger</dc:creator>
    <meta:editing-duration>PT2H40M55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